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adbf" officeooo:paragraph-rsid="00067673"/>
    </style:style>
    <style:style style:name="P2" style:family="paragraph" style:parent-style-name="Standard">
      <style:text-properties officeooo:rsid="00067cdb" officeooo:paragraph-rsid="00067cdb"/>
    </style:style>
    <style:style style:name="P3" style:family="paragraph" style:parent-style-name="Standard">
      <style:text-properties officeooo:rsid="000783aa" officeooo:paragraph-rsid="000783aa"/>
    </style:style>
    <style:style style:name="P4" style:family="paragraph" style:parent-style-name="Standard">
      <style:text-properties officeooo:rsid="00086170" officeooo:paragraph-rsid="00086170"/>
    </style:style>
    <style:style style:name="T1" style:family="text">
      <style:text-properties officeooo:rsid="00067673"/>
    </style:style>
    <style:style style:name="T2" style:family="text">
      <style:text-properties officeooo:rsid="000783aa"/>
    </style:style>
    <style:style style:name="T3" style:family="text">
      <style:text-properties officeooo:rsid="000a2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re available for <text:span text:style-name="T2">how </text:span>the of a viral titre changes with time with time at different humidities and temperature. <text:span text:style-name="T2">Create a survivability function for the virus at different temperatures and humidities (using this data). Could output a percentage of the maximum survivability possibility? </text:span></text:p>
      <text:p text:style-name="P1"/>
      <text:p text:style-name="P4">Or find mean survival time given this info? <text:s/>And then x by likelihood that human come into contact.</text:p>
      <text:p text:style-name="P4"/>
      <text:p text:style-name="P4"/>
      <text:p text:style-name="P4">So beta is the contact rate x probability of infection given contact between S and I. So the probability of infection given contact should <text:span text:style-name="T3">change with climate</text:span> but by how much?</text:p>
      <text:p text:style-name="P3"/>
      <text:p text:style-name="P3"/>
      <text:p text:style-name="P3"/>
      <text:p text:style-name="P3"/>
      <text:p text:style-name="P1">In<text:span text:style-name="T1"> addition, data showing how airborne influenza transmission varies with temperature and humidity in guinea pigs</text:span></text:p>
      <text:p text:style-name="P1"/>
      <text:p text:style-name="P1"/>
      <text:p text:style-name="P2">need to find a way to convert survival outside into transmission risk. Do some reading.</text:p>
      <text:p text:style-name="P2"/>
      <text:p text:style-name="P2"/>
      <text:p text:style-name="P2"/>
      <text:p text:style-name="P2">Work on how to parameterise rest of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3:41:35.309614095</meta:creation-date>
    <dc:date>2020-04-07T11:33:19.003938263</dc:date>
    <meta:editing-duration>P1DT1H16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32" meta:character-count="806" meta:non-whitespace-character-count="678"/>
  </office:meta>
</office:document-meta>
</file>